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4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213.45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166.11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3.6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0pt" fo:break-before="auto" style:use-optimal-row-height="false"/>
    </style:style>
    <style:style style:name="ro3" style:family="table-row">
      <style:table-row-properties style:row-height="82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order="0.06pt solid #000000"/>
      <style:text-properties fo:color="#000000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000000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l of Materials - Rev.B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table:style-name="ce9" office:value-type="string" calcext:value-type="string">
            <text:p>Pcs/board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Value/Name</text:p>
          </table:table-cell>
          <table:table-cell table:style-name="ce10" office:value-type="string" calcext:value-type="string">
            <text:p>Name/Description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Digikey Part#</text:p>
          </table:table-cell>
          <table:table-cell table:style-name="ce10" office:value-type="string" calcext:value-type="string">
            <text:p>Mouser Part#</text:p>
          </table:table-cell>
          <table:table-cell table:style-name="ce2" table:number-columns-repeated="1014"/>
        </table:table-row>
        <table:table-row table:style-name="ro1">
          <table:table-cell table:style-name="ce9"/>
          <table:table-cell table:style-name="ce10" table:number-columns-repeated="6"/>
          <table:table-cell table:style-name="ce2"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1, C2</text:p>
          </table:table-cell>
          <table:table-cell table:style-name="ce12" office:value-type="string" calcext:value-type="string">
            <text:p>1u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399-8004-1-ND</text:p>
          </table:table-cell>
          <table:table-cell table:style-name="ce12" office:value-type="string" calcext:value-type="string">
            <text:p>963-TMK212B7105KG-T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C3-C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0836-1-ND</text:p>
          </table:table-cell>
          <table:table-cell table:style-name="ce12" office:value-type="string" calcext:value-type="string">
            <text:p>581-08055C104K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7, C8</text:p>
          </table:table-cell>
          <table:table-cell table:style-name="ce12" office:value-type="string" calcext:value-type="string">
            <text:p>30pF</text:p>
          </table:table-cell>
          <table:table-cell table:style-name="ce12" office:value-type="string" calcext:value-type="string">
            <text:p>C <text:s/>C0G/NP0 <text:s/>50V <text:s/>5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2776-1-ND</text:p>
          </table:table-cell>
          <table:table-cell table:style-name="ce12" office:value-type="string" calcext:value-type="string">
            <text:p>603-CC805JRNPO9BN300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1, R2</text:p>
          </table:table-cell>
          <table:table-cell table:style-name="ce12" office:value-type="string" calcext:value-type="string">
            <text:p>22R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22.0CCT-ND</text:p>
          </table:table-cell>
          <table:table-cell table:style-name="ce12" office:value-type="string" calcext:value-type="string">
            <text:p>71-CRCW0805-22-E3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3, R4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0.0KCCT-ND</text:p>
          </table:table-cell>
          <table:table-cell table:style-name="ce12" office:value-type="string" calcext:value-type="string">
            <text:p>71-CRCW0805-10K-E3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R5-R8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.00KCCT-ND</text:p>
          </table:table-cell>
          <table:table-cell table:style-name="ce12" office:value-type="string" calcext:value-type="string">
            <text:p>71-CRCW0805-1.0K-E3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Osram LG R971-KN-1</text:p>
          </table:table-cell>
          <table:table-cell table:style-name="ce14" office:value-type="string" calcext:value-type="string">
            <text:p>LED Green diffuse 26mcd</text:p>
          </table:table-cell>
          <table:table-cell table:style-name="ce14" office:value-type="string" calcext:value-type="string">
            <text:p>CHIPLED_0805</text:p>
          </table:table-cell>
          <table:table-cell table:style-name="ce14" office:value-type="string" calcext:value-type="string">
            <text:p>475-1410-1-ND</text:p>
          </table:table-cell>
          <table:table-cell table:style-name="ce14" office:value-type="string" calcext:value-type="string">
            <text:p>720-LGR971-KN-1</text:p>
          </table:table-cell>
          <table:table-cell table:style-name="ce6" table:number-columns-repeated="101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tmega**U4</text:p>
          </table:table-cell>
          <table:table-cell table:style-name="ce12" office:value-type="string" calcext:value-type="string">
            <text:p>USB MCU (one of these):</text:p>
            <text:p><text:span text:style-name="T1">Read notes below!</text:span></text:p>
            <text:p>ATmega32U4-AU</text:p>
            <text:p><text:span text:style-name="T2">ATmega16U4-AU</text:span></text:p>
            <text:p><text:span text:style-name="T3">ATmega32U4-MU (*)</text:span></text:p>
            <text:p><text:span text:style-name="T3">ATmega16U4-MU (*)</text:span></text:p>
          </table:table-cell>
          <table:table-cell table:style-name="ce12" office:value-type="string" calcext:value-type="string">
            <text:p>TQFP44</text:p>
            <text:p/>
            <text:p><text:span text:style-name="T4">VQFN44 (*)</text:span></text:p>
          </table:table-cell>
          <table:table-cell table:style-name="ce12" office:value-type="string" calcext:value-type="string">
            <text:p/>
            <text:p>ATMEGA32U4-AUR-ND</text:p>
            <text:p><text:span text:style-name="T2">ATMEGA32U4-AU-ND</text:span></text:p>
            <text:p><text:span text:style-name="T2">ATMEGA16U4-AUR-ND</text:span></text:p>
            <text:p><text:span text:style-name="T2">ATMEGA16U4-AU-ND</text:span></text:p>
            <text:p><text:span text:style-name="T3">ATMEGA32U4-MUR-ND</text:span></text:p>
            <text:p><text:span text:style-name="T3">ATMEGA32U4-MU-ND</text:span></text:p>
            <text:p><text:span text:style-name="T3">ATMEGA16U4-MUR-ND</text:span></text:p>
            <text:p><text:span text:style-name="T3">ATMEGA16U4-MU-ND</text:span></text:p>
          </table:table-cell>
          <table:table-cell table:style-name="ce12" office:value-type="string" calcext:value-type="string">
            <text:p>556-ATMEGA32U4-AUR</text:p>
            <text:p><text:span text:style-name="T2">556-ATMEGA32U4-AU</text:span></text:p>
            <text:p><text:span text:style-name="T2">556-ATMEGA16U4-AUR</text:span></text:p>
            <text:p><text:span text:style-name="T2">556-ATMEGA16U4-AU</text:span></text:p>
            <text:p><text:span text:style-name="T3">556-ATMEGA32U4-MUR</text:span></text:p>
            <text:p><text:span text:style-name="T3">556-ATMEGA32U4-MU</text:span></text:p>
            <text:p><text:span text:style-name="T3">556-ATMEGA16U4-MUR</text:span></text:p>
            <text:p><text:span text:style-name="T3">556-ATMEGA16U4-MU</text:span>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6MHz, CL=18pF</text:p>
          </table:table-cell>
          <table:table-cell table:style-name="ce12" office:value-type="string" calcext:value-type="string">
            <text:p>Crystal (one of these):</text:p>
            <text:p>Abracon ABM3-B2-T</text:p>
            <text:p><text:span text:style-name="T2">Abracon ABM3-B4Y-T</text:span></text:p>
            <text:p><text:span text:style-name="T2">Abracon ABM3-D2Y-T</text:span></text:p>
            <text:p>ECS-160-18-30-JEM-TR</text:p>
            <text:p>ECS-160-18-30-JGN-TR</text:p>
          </table:table-cell>
          <table:table-cell table:style-name="ce12" office:value-type="string" calcext:value-type="string">
            <text:p>5.0x3.2mm-2PAD</text:p>
          </table:table-cell>
          <table:table-cell table:style-name="ce15" office:value-type="string" calcext:value-type="string">
            <text:p/>
            <text:p>535-9103-1-ND</text:p>
            <text:p>–</text:p>
            <text:p>535-10638-1-ND</text:p>
            <text:p>XC3121CT-ND</text:p>
            <text:p>XC3123CT-ND</text:p>
          </table:table-cell>
          <table:table-cell table:style-name="ce12" office:value-type="string" calcext:value-type="string">
            <text:p/>
            <text:p>815-ABM3-16-B2-T</text:p>
            <text:p>815-ABM316000B4YT</text:p>
            <text:p>815-ABM3-16-D2Y-T</text:p>
            <text:p>520-160-18-30-JEMT</text:p>
            <text:p>520-160-18-30-JGNT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Write Protect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WR_PROT switch</text:p>
          </table:table-cell>
          <table:table-cell table:style-name="ce12" office:value-type="string" calcext:value-type="string">
            <text:p>Würth slide switch 3pin THT</text:p>
          </table:table-cell>
          <table:table-cell table:style-name="ce12" office:value-type="string" calcext:value-type="string">
            <text:p>WS_SLTU</text:p>
          </table:table-cell>
          <table:table-cell table:style-name="ce12" office:value-type="string" calcext:value-type="string">
            <text:p>450302014072-ND</text:p>
          </table:table-cell>
          <table:table-cell table:style-name="ce12" office:value-type="string" calcext:value-type="string">
            <text:p>710-450302014072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1</text:p>
          </table:table-cell>
          <table:table-cell table:style-name="ce12" office:value-type="string" calcext:value-type="string">
            <text:p>WR_PROT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SJ1</text:p>
          </table:table-cell>
          <table:table-cell table:style-name="ce12" office:value-type="string" calcext:value-type="string">
            <text:p>Solder bridge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Initiate Flash Programming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PTS647 PROG</text:p>
          </table:table-cell>
          <table:table-cell table:style-name="ce12" office:value-type="string" calcext:value-type="string">
            <text:p>Tactile switch, H=3.8mm F=1.8N</text:p>
          </table:table-cell>
          <table:table-cell table:style-name="ce12" office:value-type="string" calcext:value-type="string">
            <text:p>SMD 4.5x4.5mm</text:p>
          </table:table-cell>
          <table:table-cell table:style-name="ce12" office:value-type="string" calcext:value-type="string">
            <text:p>PTS647SM38SMTR2LFSCT-ND</text:p>
          </table:table-cell>
          <table:table-cell table:style-name="ce12" office:value-type="string" calcext:value-type="string">
            <text:p>611-PTS647SM38SMTR2L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2</text:p>
          </table:table-cell>
          <table:table-cell table:style-name="ce12" office:value-type="string" calcext:value-type="string">
            <text:p>PROG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USB connection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Molex Mini-USB female THT vertical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WM16296-ND</text:p>
          </table:table-cell>
          <table:table-cell table:style-name="ce14" office:value-type="string" calcext:value-type="string">
            <text:p>538-502237-0517</text:p>
          </table:table-cell>
          <table:table-cell table:style-name="ce6"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USB Mainboard connector</text:p>
          </table:table-cell>
          <table:table-cell table:style-name="ce12" office:value-type="string" calcext:value-type="string">
            <text:p>Regular PCB Pinheader 1x5</text:p>
          </table:table-cell>
          <table:table-cell table:style-name="ce12" office:value-type="string" calcext:value-type="string">
            <text:p>1x5, 2.54mm</text:p>
          </table:table-cell>
          <table:table-cell table:style-name="ce15" office:value-type="string" calcext:value-type="string">
            <text:p>732-5318-ND</text:p>
          </table:table-cell>
          <table:table-cell table:style-name="ce12" office:value-type="string" calcext:value-type="string">
            <text:p>710-6130051112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16" office:value-type="string" calcext:value-type="string">
            <text:p>Boot choice options:</text:p>
          </table:table-cell>
          <table:table-cell table:style-name="ce12" table:number-columns-repeated="4"/>
          <table:table-cell table:style-name="ce15"/>
          <table:table-cell table:style-name="ce12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R1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Rotary switch 1x12, PCB pins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DPDT toggle, PCB pins w/ 4.7mm pitch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ny wiring to SEL, 1..11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21" office:value-type="string" calcext:value-type="string">
            <text:p>Activate Binary mode (8/4/2/1)</text:p>
          </table:table-cell>
          <table:table-cell table:style-name="ce22" table:number-columns-repeated="6"/>
          <table:table-cell table:style-name="ce7" table:number-columns-repeated="1014"/>
        </table:table-row>
        <table:table-row table:style-name="ro1"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SJ2</text:p>
          </table:table-cell>
          <table:table-cell table:style-name="ce22" office:value-type="string" calcext:value-type="string">
            <text:p>Solder bridge</text:p>
          </table:table-cell>
          <table:table-cell table:style-name="ce22" office:value-type="string" calcext:value-type="string">
            <text:p>-- nothing to purchase --</text:p>
          </table:table-cell>
          <table:table-cell table:style-name="ce22" table:number-columns-repeated="3"/>
          <table:table-cell table:style-name="ce7" table:number-columns-repeated="1014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R1 - compatible 1x12 rotary switches: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&amp;K <text:s text:c="2"/>A112.**.*.NC.*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-Switch <text:s/>KC52.*.***.**.NP.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RLIN <text:s/>CK1049/CK1059 (metric), CK1044/CK1054 (imperial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Notes on ATmega MCUs: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mpatible DPDT Toggle Switches: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a) Do <text:span text:style-name="T5">NOT</text:span> use the ATmega**U4<text:span text:style-name="T6">RC</text:span>-AU version with internal RC oscillat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-Switch Series 100</text:p>
          </table:table-cell>
          <table:table-cell table:number-columns-repeated="2"/>
          <table:table-cell office:value-type="string" calcext:value-type="string">
            <text:p><text:s text:c="4"/>as it has different default fuse settings - USB programming won't work!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KK Series M</text:p>
          </table:table-cell>
          <table:table-cell table:number-columns-repeated="2"/>
          <table:table-cell table:style-name="Default" office:value-type="string" calcext:value-type="string">
            <text:p>b) Note that ATmega32U4 and ATmega16U4 use different HEX images!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/>
          <table:table-cell office:value-type="string" calcext:value-type="string">
            <text:p>APEM Series 5000</text:p>
          </table:table-cell>
          <table:table-cell table:number-columns-repeated="2"/>
          <table:table-cell table:style-name="ce7" office:value-type="string" calcext:value-type="string">
            <text:p>c) CAUTION: The -<text:span text:style-name="T6">MU</text:span> versions (VQFN44 case) come without a pre-installe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-Connectivity Gemini A</text:p>
          </table:table-cell>
          <table:table-cell/>
          <table:table-cell table:style-name="Default"/>
          <table:table-cell table:style-name="ce7" office:value-type="string" calcext:value-type="string">
            <text:p><text:s text:c="4"/>bootloader and can only programmed with an AVR debugger!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8" office:value-type="string" calcext:value-type="string">
            <text:p>Order codes are only for orientation and do not constitute an endorsement of specific distributors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0__25__20_-_20_Akzent1" style:display-name="20 % - Akzent1" style:family="table-cell" style:parent-style-name="Default" style:data-style-name="N0">
      <style:table-cell-properties fo:background-color="#d9e1f2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debf7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4c6e7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dd7ee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8ea9db"/>
    </style:style>
    <style:style style:name="_36_0_20__25__20_-_20_Akzent2" style:display-name="60 % - Akzent2" style:family="table-cell" style:parent-style-name="Default" style:data-style-name="N0">
      <style:table-cell-properties fo:background-color="#f4b084"/>
    </style:style>
    <style:style style:name="_36_0_20__25__20_-_20_Akzent3" style:display-name="60 % - Akzent3" style:family="table-cell" style:parent-style-name="Default" style:data-style-name="N0">
      <style:table-cell-properties fo:background-color="#c9c9c9"/>
    </style:style>
    <style:style style:name="_36_0_20__25__20_-_20_Akzent4" style:display-name="60 % - Akzent4" style:family="table-cell" style:parent-style-name="Default" style:data-style-name="N0">
      <style:table-cell-properties fo:background-color="#ffd966"/>
    </style:style>
    <style:style style:name="_36_0_20__25__20_-_20_Akzent5" style:display-name="60 % - Akzent5" style:family="table-cell" style:parent-style-name="Default" style:data-style-name="N0">
      <style:table-cell-properties fo:background-color="#9bc2e6"/>
    </style:style>
    <style:style style:name="_36_0_20__25__20_-_20_Akzent6" style:display-name="60 % - Akzent6" style:family="table-cell" style:parent-style-name="Default" style:data-style-name="N0">
      <style:table-cell-properties fo:background-color="#a9d08e"/>
    </style:style>
    <style:style style:name="Akzent1" style:family="table-cell" style:parent-style-name="Default" style:data-style-name="N0">
      <style:table-cell-properties fo:background-color="#4472c4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5b9bd5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gebnis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53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9:24:20.990188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9-28T07:23:25Z</meta:creation-date>
    <dc:date>2022-06-27T19:25:10.436355772</dc:date>
    <meta:print-date>2021-05-07T21:59:23Z</meta:print-date>
    <meta:editing-duration>PT57M50S</meta:editing-duration>
    <meta:editing-cycles>22</meta:editing-cycles>
    <meta:document-statistic meta:table-count="1" meta:cell-count="155" meta:object-count="0"/>
  </office:meta>
</office:document-meta>
</file>